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text-properties style:font-name="Liberation Sans" fo:font-size="10pt" style:font-size-asian="8.75pt" style:font-size-complex="10pt"/>
    </style:style>
    <style:style style:name="P2"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4"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5"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6" style:family="paragraph" style:parent-style-name="Standard">
      <style:text-properties fo:color="#000000" style:font-name="Liberation Sans" fo:background-color="#ffff00"/>
    </style:style>
    <style:style style:name="P7" style:family="paragraph" style:parent-style-name="Table_20_Contents">
      <style:text-properties style:font-name="Liberation Sans" fo:font-size="10pt" fo:font-style="italic" style:font-size-asian="8.75pt" style:font-style-asian="italic" style:font-size-complex="10pt" style:font-style-complex="italic"/>
    </style:style>
    <style:style style:name="P8" style:family="paragraph" style:parent-style-name="Standard">
      <style:paragraph-properties fo:line-height="150%" fo:text-align="justify" style:justify-single-word="false"/>
      <style:text-properties fo:color="#000000" style:font-name="Liberation Sans" fo:background-color="transparent"/>
    </style:style>
    <style:style style:name="P9" style:family="paragraph" style:parent-style-name="Standard">
      <style:paragraph-properties fo:text-align="justify" style:justify-single-word="false"/>
      <style:text-properties fo:color="#000000"/>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style:font-style-asian="normal" style:font-weight-asian="normal" style:font-style-complex="normal" style:font-weight-complex="normal"/>
    </style:style>
    <style:style style:name="T3" style:family="text">
      <style:text-properties style:font-name="Liberation Sans" fo:font-weight="bold" fo:background-color="transparent"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amikazes de la moral</text:p>
      <text:p text:style-name="P2">por, Guillermo Lengemann</text:p>
      <text:p text:style-name="P3"/>
      <text:p text:style-name="P3">Caracas, 22 de Junio de 2012</text:p>
      <text:p text:style-name="P4">Seminario de Historia de la Filosofía: La sin razón en el siglo XX</text:p>
      <text:p text:style-name="P6"/>
      <text:p text:style-name="P8">El acto máximo de repudio contra la moral y los valores de una época puede constituirse en la inmolación del ser </text:p>
      <text:p text:style-name="P8">Los periodos entre guerra o de post-guerra parece remover los fundamentos de las sociedades y generan las condiciones para una renovación moral, era 1955 cuando en una noche de octubre en la Galería Six en San Francisco Allen Ginsberg recito <text:span text:style-name="T1">Aullido</text:span><text:span text:style-name="T4">, este poema fue escrito dos semanas antes bajo la influencia de varias drogas, el peyote para provocar visiones y anfetaminas para alargar la jornada y conseguir un estado eufórico. En la presentación le acompañaron Michael McClure, Gary Snyder, Philip Lamantia, Phil Whalen y Lew Welch.</text:span></text:p>
      <text:p text:style-name="P8"><text:span text:style-name="T4">Diane Di Prima confiesa en su libro </text:span><text:span text:style-name="T1">Memorias de una Beatnik</text:span><text:span text:style-name="T4"> quedar asombrada por el poema de </text:span><text:span text:style-name="T1">Ginsberg</text:span><text:span text:style-name="T4"> y un año después cuando lo conocería junto con </text:span><text:span text:style-name="T1">Jack Kerouac</text:span><text:span text:style-name="T4"> pasaran la noche juntos y en tanto que hacia el amor con </text:span><text:span text:style-name="T1">Kerouac</text:span><text:span text:style-name="T4">, </text:span><text:span text:style-name="T1">Ginsberg</text:span><text:span text:style-name="T4"> leía poemas de Walt Whitman.</text:span></text:p>
      <text:p text:style-name="P8"><text:span text:style-name="T4">Las caracterizaras que se destacan de este movimiento literario que fue conocido como </text:span><text:span text:style-name="T1">El renacimiento literario de San Francisco</text:span><text:span text:style-name="T4"> y también incluían a </text:span><text:span text:style-name="T1">Jack Kerouac, Gregory Corso, William Burroughs, </text:span><text:span text:style-name="T4">son la oposición al militarismo, la represión sexual, la ambigüedad sexual, el acercamiento al budismo zen,</text:span></text:p>
      <text:p text:style-name="P8"><text:span text:style-name="T4"/></text:p>
      <text:p text:style-name="P8"><text:span text:style-name="T4">La tensión social de la década de los 50' y 60' pueden identificarse en la novela </text:span><text:span text:style-name="T1">El Graduado </text:span><text:span text:style-name="T4"><text:s/>publicada en 1963 por Charles Richard Webb nacido 1939 que aunque no se identifica claramente con la Generación Beat muestra la forma en que se daban algunas las relaciones sociales de la época.</text:span><text:span text:style-name="T2"> </text:span><text:span text:style-name="T4">Por otra parte desde inicios del siglo XX el </text:span><text:span text:style-name="T2">Consejo Nacional de Crítica de Cine</text:span><text:span text:style-name="T4"> (</text:span><text:span text:style-name="T2">National Board of Review of Motion Pictures</text:span><text:span text:style-name="T4">) que en sus inicios se llamo </text:span><text:span text:style-name="T2">Consejo de censura de cine de Nueva York (New York Board of Motion Picture Censorship</text:span><text:span text:style-name="T4">) estaba encargado de revisar todo el cine producido y eximido en los Estados Unidos. También la bipolaridad de la guerra fría con los procesos del macartismo y las listas negras de comunistas añadían un ingrediente más a la desilusión del sueño americano que por ejemplo </text:span></text:p>
      <text:p text:style-name="P8"><text:soft-page-break/><text:span text:style-name="T4">La poesía de la generación beat se caracterizar por estar enfrentada a la realidad con una temática personal en libre de coerciones y mordazas sociales una conexión con el subconsciente.</text:span></text:p>
      <text:p text:style-name="P8"><text:span text:style-name="T4">Parece bastante claro la oposición de la generación beat a la moral de la época, pero constituyen sus actos un ataque a la razón, es decir, ¿podemos considerar a la generación beat como un movimiento irracional?. La generación beat es sobre todo un movimiento literario </text:span></text:p>
      <text:p text:style-name="P8"><text:span text:style-name="T4"/></text:p>
      <text:p text:style-name="P8"><text:span text:style-name="T4">búsquedas de las verdades del mundo físico, moral, e intelectual </text:span></text:p>
      <text:p text:style-name="P8"><text:span text:style-name="T4">la racionalización es componente indispensable de la modernidad, la razón establece una correspondencia entre la acción humana y el mundo, siendo una hacer del ser humano en el mundo la técnica consigue tener un rol importante </text:span></text:p>
      <text:p text:style-name="P8"><text:span text:style-name="T4">la modernidad somete al individuo al interés de la colectividad en tanto que el bien y lo útil son valores que se general en relación a la acción social. Los valores de la modernidad se constituyen como universales y son los que soportan </text:span></text:p>
      <text:p text:style-name="P8"><text:span text:style-name="T4"/></text:p>
      <text:p text:style-name="P8"><text:span text:style-name="T4"><text:tab/>En la revolución francesa de manos de la ilustración, de la enciclopedia de </text:span><text:span text:style-name="T1">Diderot</text:span><text:span text:style-name="T4"> y las ideas de formación del estado como la unión de voluntades individuales y la transferencia de poder individual a un monarca o una institución laica de </text:span><text:span text:style-name="T1">Rousseau y Hobbes</text:span><text:span text:style-name="T4"> con el objeto de constituir una sociedad ordenada apartada de la vida salvaje, de la guerra, la muerte y lucha individual constituyen un racionalismo optimista con el que se critica y decapita la monarquía y es establece el Estado laico una oposición a la sociedad como ésta es. </text:span></text:p>
      <text:p text:style-name="P8"><text:span text:style-name="T4"><text:tab/></text:span></text:p>
      <text:p text:style-name="P8"><text:span text:style-name="T4"><text:tab/>La historia sitúa el inicio de la modernidad en el Renacimiento movimiento que nos refiere al </text:span><text:span text:style-name="T1">Hombre de Vitruvio</text:span><text:span text:style-name="T4"> de </text:span><text:span text:style-name="T1">Leonardo da Vinci</text:span><text:span text:style-name="T4">, el </text:span><text:span text:style-name="T1">Hombre de Vitruvio </text:span><text:span text:style-name="T4">muestra a un ser humano enmarcado en cuadrados y círculos destacando la proporcionalidad de sus partes. Se sigue la Revolución Francesa y los inicios de la industrialización de Gran Bretaña.</text:span></text:p>
      <text:p text:style-name="P8"><text:span text:style-name="T4"><text:tab/></text:span></text:p>
      <text:p text:style-name="P8"><text:span text:style-name="T4"><text:tab/></text:span><text:span text:style-name="T1">Alain Touraine </text:span><text:span text:style-name="T4">en </text:span><text:span text:style-name="T1">Crítica de la Modernidad</text:span><text:span text:style-name="T4"> caracteriza esta época como un pensamiento que: “</text:span><text:span text:style-name="T1">...afirma que todos los seres humanos pertenecen a un mundo gobernado por leyes naturales que la razón descubre y a las cuales la razón misma está sometida. Y </text:span><text:soft-page-break/><text:span text:style-name="T1">ese pensamiento identifica al pueblo, la nación, el conjunto de los hombres con un cuerpo social que funciona también <text:s/>él de conformidad con leyes naturales y que debe liberarse de las formas de organización <text:s/>y de dominación irracionales o a una decisión sobrehumana. Se concibe pues al hombre en el mundo y se lo concibe como un hombre social. Este pensamiento se ha opuesto al pensamiento religioso con una violencia que varío según los lazos que unían el poder político y la autoridad religiosa.</text:span><text:span text:style-name="T4">”</text:span></text:p>
      <text:p text:style-name="P8"><text:span text:style-name="T4"><text:tab/></text:span></text:p>
      <text:p text:style-name="P8"><text:span text:style-name="T4"><text:tab/>Pero la pretensión de constituir una sociedad ordenada racionalmente que se conduzca al bien común de acuerdo con la idea de la bondad natural de los seres humanos con capacidad de crear instituciones razonables y leyes impersonales fracaso al descuidar los limites propios de la razón. </text:span><text:span text:style-name="T1">Alain Touraine</text:span><text:span text:style-name="T4"> se refiere a esto de la siguiente forma: “</text:span><text:span text:style-name="T1">...la idea de una administración racional de las cosas que sustituyen al gobierno de los hombres es una idea dramáticamente falsa y por que la vida social que se imagina transparente y regida por decisiones racionales se manifestó <text:s/>como una vida llena de poderes y de conflictos...</text:span><text:span text:style-name="T4">”.</text:span></text:p>
      <text:p text:style-name="P8"><text:span text:style-name="T4"/></text:p>
      <text:p text:style-name="P8"><text:span text:style-name="T4"><text:tab/>Es así como la revolución francesa alzo la bandera de la libertad, igualdad y fraternidad, guillotino a la monarquía que se mantenía por derecho divino, redacto La declaración de los Derechos del hombre y del Ciudadano otorgando derechos de carácter natural y universal y garantizando su ejercicio, pero al mismo tiempo se llevo a la guillotina a los propios revolucionarios franceses y por otra lado fue una Francia heredera de la libertad, la igualdad y la fraternidad la que mantuvo colonias en África hasta 1960.</text:span></text:p>
      <text:p text:style-name="P8"><text:span text:style-name="T4"/></text:p>
      <text:p text:style-name="P8"><text:span text:style-name="T4"><text:tab/>Pero como bien señala </text:span><text:span text:style-name="T1">Alain Touraine,</text:span><text:span text:style-name="T4"> la modernidad fue critica con la sociedad y revolucionaria con su propuestas, escuchemos al </text:span><text:span text:style-name="T1">Touraine</text:span><text:span text:style-name="T4">: “</text:span><text:span text:style-name="T1">...no olvidemos que estuvo asociado [el modernismo] con un jubiloso movimiento de liberación de los individuos, quienes ya no se contentan con escapar a los controles políticos y culturales para refugiarse en la vida privada, quienes proclaman su derecho a satisfacer sus necesidades, a criticar a los príncipes y a los sacerdotes, a defender sus ideas y sus preferencias. Si la confianza exclusiva en la razón instrumental <text:s/>y en la integración social está cargada de peligros, la alegre destrucción de lo sagrado, de sus prohibiciones y de sus es un acompañamiento </text:span><text:soft-page-break/><text:span text:style-name="T1">indispensable del ingreso en la modernidad.</text:span><text:span text:style-name="T4">”</text:span></text:p>
      <text:p text:style-name="P8"><text:span text:style-name="T4"/></text:p>
      <text:p text:style-name="P8"><text:span text:style-name="T4"><text:tab/>Pero aunque estamos hablando del sentido inaugural del pensamiento modernista poderos encontrar coincidencias con la generación beat, como la primacía del individuo sobre las convenciones sociales y restricciones gubernamentales, el privilegio del </text:span><text:span text:style-name="T1">ser</text:span><text:span text:style-name="T4"> antes que al </text:span><text:span text:style-name="T1">tener</text:span><text:span text:style-name="T4"> y el anti-autoritarismo. Estas características pueden encontrarse en otros movimientos como los Cínicos griegos, los expresionistas, los poetas malditos, el surrealismo y más recientemente con el ciberpunk. Entonces, la generación beat y los movimientos contra culturales en general parecen no responder propiamente contra la razón como facultad de organización y seguramente tampoco aprobarían el regreso a un Estado confesional, si no se muestran en contra de una forma de razón opresora. </text:span></text:p>
      <text:p text:style-name="P8"><text:span text:style-name="T4"><text:s text:c="2"/></text:span></text:p>
      <text:p text:style-name="P8"><text:span text:style-name="T4">Considerar al ser humano como un fin en si mismo y no como un medio</text:span></text:p>
      <text:p text:style-name="P8"><text:span text:style-name="T4"/></text:p>
      <text:p text:style-name="P8"><text:span text:style-name="T4"><text:tab/>La aproximación de la generación beat al budismo zen es evidentemente contrario a la secularización que trae consigo la razón de la modernidad y significa una búsqueda de una espiritualidad de una conexión cósmica media las drogas, </text:span><text:span text:style-name="T1">Ginsberg</text:span><text:span text:style-name="T4"> se refiere a </text:span><text:span text:style-name="T1">Woodstock</text:span><text:span text:style-name="T4"> de la siguiente manera: “</text:span><text:span text:style-name="T1">El dice [Michael McClure] que todos somos “esporas y rizos de un leviatan amable... ...Ese tipo de percepción cósmica que tiene la generación de hoy. Se sienten miembros de un cuerpo gigantesco...”,</text:span><text:span text:style-name="T4"> más adelante continua: “... Lo que esta generación siente es como una conciencia cósmica, de estar en mitad del cosmos en vez de este pueblo, ese valle o aquella ciudad. Por tanto, si ellos perciben el gran aliento de este ser gigantesco, entonces son verdaderamente diferentes de las generaciones anteriores que pensaban sólo como individuos”, luego se refiere a las drogas como medio para acceder a esta conciencia cósmica; “</text:span><text:span text:style-name="T1">Y esto es lo que produce el LSD. Hace mucho tiempo que existen las drogas psicodélicas. El hachís, por ejemplo, es muy antiguo, conocido en oriente desde hace siglos. En el nuevo mundo tenían los hongos sagrados y el peyote. ¿Entonces por qué es de repente en este siglo, hoy, que han tomado tanta importancia? ¿Por qué, si no es porque las drogas expresan algo de la nueva conciencia cósmica?. El LSD es el Cristo de Kali Yuga. Es como si el Creador, por su enorme misericordia, se manifiesta a nosotros en forma de una pastilla. ¿No es asombroso?</text:span><text:span text:style-name="T4">”.</text:span></text:p>
      <text:p text:style-name="P8"><text:soft-page-break/><text:span text:style-name="T4"/></text:p>
      <text:p text:style-name="P8"><text:span text:style-name="T4">El uso de drogas para desde estados alterados de conciencia </text:span></text:p>
      <text:p text:style-name="P9"><text:span text:style-name="T3">Bibliograf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Liberation Sans1"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5</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9T15:07:18</meta:creation-date>
    <dc:date>2012-06-21T17:33:07</dc:date>
    <meta:editing-duration>P5DT12H27M50S</meta:editing-duration>
    <meta:editing-cycles>63</meta:editing-cycles>
    <meta:generator>LibreOffice/3.3$Unix LibreOffice_project/330m19$Build-8</meta:generator>
    <meta:document-statistic meta:table-count="1" meta:image-count="0" meta:object-count="0" meta:page-count="5" meta:paragraph-count="31" meta:word-count="1502" meta:character-count="9077"/>
  </office:meta>
</office:document-meta>
</file>